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InputMonoCondensed" svg:font-family="InputMonoCondensed" style:font-adornments="Жирный" style:font-family-generic="modern" style:font-pitch="fixed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1032447"/>
    </style:style>
    <style:style style:name="P2" style:family="paragraph" style:parent-style-name="_5f_PARENT">
      <style:text-properties fo:language="ru" fo:country="RU" officeooo:rsid="0101c730" officeooo:paragraph-rsid="0101c730"/>
    </style:style>
    <style:style style:name="P3" style:family="paragraph" style:parent-style-name="_5f_PARENT">
      <style:text-properties officeooo:rsid="0101c730" officeooo:paragraph-rsid="0101c730"/>
    </style:style>
    <style:style style:name="P4" style:family="paragraph" style:parent-style-name="_5f_HEAD_20_N">
      <style:text-properties fo:language="ru" fo:country="RU" officeooo:rsid="01019fdd" officeooo:paragraph-rsid="01019fdd"/>
    </style:style>
    <style:style style:name="P5" style:family="paragraph" style:parent-style-name="_5f_HEAD_20_N">
      <style:text-properties fo:language="en" fo:country="US" officeooo:rsid="01019fdd" officeooo:paragraph-rsid="01019fd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02b32c"/>
    </style:style>
    <style:style style:name="T3" style:family="text">
      <style:text-properties fo:language="en" fo:country="US" officeooo:rsid="01032447"/>
    </style:style>
    <style:style style:name="T4" style:family="text">
      <style:text-properties fo:language="ru" fo:country="RU" officeooo:rsid="0102b32c"/>
    </style:style>
    <style:style style:name="T5" style:family="text">
      <style:text-properties fo:language="ru" fo:country="RU" officeooo:rsid="01032447"/>
    </style:style>
    <style:style style:name="T6" style:family="text">
      <style:text-properties fo:language="ru" fo:country="RU" officeooo:rsid="0105a4c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">Открыть окно браузера</text:p>
        <text:p text:style-name="P3">Необходимо, чтобы звлогонится на сайте.</text:p>
        <text:p text:style-name="_5f_CODE">self.web = QWebView() <text:s text:c="15"/># виджет окна браузера</text:p>
        <text:p text:style-name="_5f_CODE">vbox = QVBoxLayout() <text:s text:c="16"/># вертикальный контейнер</text:p>
        <text:p text:style-name="_5f_CODE">vbox.addWidget(self.web) <text:s text:c="12"/># добавляем в контейнер виджет окна браузера</text:p>
        <text:p text:style-name="_5f_CODE">self.setLayout(vbox) <text:s text:c="16"/># размещаем контейнер в окне</text:p>
        <text:p text:style-name="_5f_CODE">self.setWindowModality(1) <text:s text:c="11"/># окно должно быть модальным</text:p>
        <text:p text:style-name="_5f_CODE">self.setWindowTitle('АВТОРИЗАЦИЯ') <text:s text:c="2"/># заголовок</text:p>
        <text:p text:style-name="_5f_CODE">self.show() <text:s text:c="25"/><text:span text:style-name="T2"># </text:span><text:span text:style-name="T4">отображаем</text:span></text:p>
        <text:p text:style-name="P5">Cookies</text:p>
        <text:p text:style-name="P3">Как сохранить и загрузить <text:span text:style-name="T1">cookies. </text:span></text:p>
        <text:p text:style-name="_5f_CODE"><text:s text:c="4"/>def login(self):</text:p>
        <text:p text:style-name="_5f_CODE"/>
        <text:p text:style-name="_5f_CODE"><text:s text:c="8"/># кнопка АВТОРИЗАЦИЯ ---------------------------------------------------</text:p>
        <text:p text:style-name="_5f_CODE"><text:s text:c="8"/># Нужно залогонится на админке rabota.ru, чтобы получить и запомнить куки.</text:p>
        <text:p text:style-name="_5f_CODE"><text:tab/> <text:s text:c="2"/># логин: samara пароль: Xahth8io</text:p>
        <text:p text:style-name="_5f_CODE"/>
        <text:p text:style-name="P1"><text:s text:c="8"/># ---- создаем окно браузера</text:p>
        <text:p text:style-name="P1"><text:s text:c="8"/>login = FormLogin(self) <text:s text:c="48"/></text:p>
        <text:p text:style-name="P1"><text:s text:c="8"/># ---- создаем переменную в котором будут хранится cookie</text:p>
        <text:p text:style-name="P1"><text:s text:c="8"/>login.сookies = QNetworkCookieJar() <text:s text:c="24"/></text:p>
        <text:p text:style-name="P1"><text:s text:c="8"/># ---- загружаем cookie в браузер <text:s text:c="11"/></text:p>
        <text:p text:style-name="P1"><text:s text:c="8"/>self.cookie_load(login.сookies, 'modules/cookies.txt') <text:s/></text:p>
        <text:p text:style-name="P1"><text:s text:c="8"/># ---- привязываем хранилище cookie к браузеру <text:s text:c="3"/></text:p>
        <text:p text:style-name="P1"><text:s text:c="8"/>login.web.page().networkAccessManager().setCookieJar(login.сookies)</text:p>
        <text:p text:style-name="P1"><text:s text:c="8"/># ---- открываем окно браузера <text:s text:c="4"/></text:p>
        <text:p text:style-name="_5f_CODE"><text:s text:c="8"/>login.web.load(QUrl('https://www.rabota.ru/admin/')) <text:s text:c="19"/></text:p>
        <text:p text:style-name="_5f_CODE"><text:s text:c="8"/><text:span text:style-name="T3"># ---- </text:span><text:span text:style-name="T5">циклим</text:span></text:p>
        <text:p text:style-name="_5f_CODE"><text:s text:c="8"/>login.exec_()</text:p>
        <text:p text:style-name="P1"><text:s text:c="8"/># ---- сохраняем куки</text:p>
        <text:p text:style-name="_5f_CODE"><text:s text:c="8"/>self.cookie_save(login.сookies, 'modules/cookies.txt') </text:p>
        <text:p text:style-name="_5f_CODE"/>
        <text:p text:style-name="_5f_CODE"/>
        <text:p text:style-name="_5f_CODE"><text:s text:c="4"/>def cookie_load(self, cookies, file_cookeies):</text:p>
        <text:p text:style-name="_5f_CODE"/>
        <text:p text:style-name="_5f_CODE"><text:s text:c="8"/># --------- <text:span text:style-name="T5">метод з</text:span>агруз<text:span text:style-name="T5">ки</text:span> cookie из файла</text:p>
        <text:p text:style-name="_5f_CODE"><text:s text:c="8"/># Если файл с cookie есть, то построчно читаем с парсингом.</text:p>
        <text:p text:style-name="_5f_CODE"><text:s text:c="8"/># Получаем список cookie и загружаем их в переменную</text:p>
        <text:p text:style-name="_5f_CODE"/>
        <text:p text:style-name="_5f_CODE"><text:s text:c="8"/>if os.path.exists(file_cookeies):</text:p>
        <text:p text:style-name="_5f_CODE"><text:s text:c="12"/>f = open(file_cookeies, 'rb')</text:p>
        <text:p text:style-name="_5f_CODE"><text:s text:c="12"/>cookie_list = tuple(cookie for line in f</text:p>
        <text:p text:style-name="_5f_CODE"><text:s text:c="16"/>for cookie in QNetworkCookie.parseCookies(line.rstrip()))</text:p>
        <text:p text:style-name="_5f_CODE"><text:s text:c="12"/>if cookie_list:</text:p>
        <text:p text:style-name="_5f_CODE"><text:s text:c="16"/>cookies.setAllCookies(cookie_list)</text:p>
        <text:p text:style-name="_5f_CODE"><text:s text:c="12"/>f.close()</text:p>
        <text:p text:style-name="_5f_CODE"/>
        <text:p text:style-name="_5f_CODE"><text:soft-page-break/></text:p>
        <text:p text:style-name="_5f_CODE"><text:s text:c="4"/>def cookie_save(self, cookies, file_cookeies):</text:p>
        <text:p text:style-name="_5f_CODE"/>
        <text:p text:style-name="_5f_CODE"><text:s text:c="8"/># --------- <text:span text:style-name="T5">метод с</text:span>охран<text:span text:style-name="T5">ие</text:span> cookie в файл</text:p>
        <text:p text:style-name="_5f_CODE"><text:s text:c="8"/># Открываем файл на запись. Берём список куков.</text:p>
        <text:p text:style-name="_5f_CODE"><text:s text:c="8"/># Каждый переводим в QByteArray. Записываем в файл построчно.</text:p>
        <text:p text:style-name="_5f_CODE"/>
        <text:p text:style-name="_5f_CODE"><text:s text:c="8"/>f = open(file_cookeies, 'wb')</text:p>
        <text:p text:style-name="_5f_CODE"><text:s text:c="8"/>cookie_list = cookies.allCookies()</text:p>
        <text:p text:style-name="_5f_CODE"><text:s text:c="8"/>for cookie in cookie_list:</text:p>
        <text:p text:style-name="_5f_CODE"><text:s text:c="12"/>f.write(cookie.toRawForm()+b'\r\n')</text:p>
        <text:p text:style-name="_5f_CODE"><text:s text:c="8"/>f.close()</text:p>
        <text:p text:style-name="P4">Читать <text:span text:style-name="T1">html </text:span>код по адресу</text:p>
        <text:p text:style-name="P2">Доступ к <text:span text:style-name="T1">html </text:span>коду для последующего парсинга.</text:p>
        <text:p text:style-name="_5f_CODE"><text:s text:c="8"/>...</text:p>
        <text:p text:style-name="_5f_CODE"><text:s text:c="8"/>web = WebManager()</text:p>
        <text:p text:style-name="_5f_CODE"><text:s text:c="8"/>cookies = QNetworkCookieJar()</text:p>
        <text:p text:style-name="_5f_CODE"><text:s text:c="8"/>self.cookie_load(cookies, 'modules/cookies.txt')</text:p>
        <text:p text:style-name="_5f_CODE"><text:s text:c="8"/>web.manager.setCookieJar(cookies)</text:p>
        <text:p text:style-name="_5f_CODE"><text:s text:c="8"/>url = '<text:a xlink:type="simple" xlink:href="https://www.rabota.ru/admin/" text:style-name="Internet_20_link" text:visited-style-name="Visited_20_Internet_20_Link">https://www.rabota.ru/admin/</text:a>'</text:p>
        <text:p text:style-name="_5f_CODE"><text:s text:c="8"/>web.get(url) # загрузка html страницы</text:p>
        <text:p text:style-name="_5f_CODE"><text:s text:c="8"/>html = web.html</text:p>
        <text:p text:style-name="_5f_CODE"><text:s text:c="8"/>...</text:p>
        <text:p text:style-name="_5f_CODE"/>
        <text:p text:style-name="_5f_CODE">class WebManager():</text:p>
        <text:p text:style-name="_5f_CODE"/>
        <text:p text:style-name="_5f_CODE"><text:s text:c="4"/># Класс для загрузки старниц без отображения окна браузера</text:p>
        <text:p text:style-name="_5f_CODE"/>
        <text:p text:style-name="_5f_CODE"><text:s text:c="4"/>def __init__(self):</text:p>
        <text:p text:style-name="_5f_CODE"/>
        <text:p text:style-name="_5f_CODE"><text:s text:c="8"/>self.manager = QNetworkAccessManager()</text:p>
        <text:p text:style-name="_5f_CODE"/>
        <text:p text:style-name="_5f_CODE"/>
        <text:p text:style-name="_5f_CODE"><text:s text:c="4"/>def get(self, url):</text:p>
        <text:p text:style-name="_5f_CODE"/>
        <text:p text:style-name="_5f_CODE"><text:s text:c="8"/>""" ЗАПРОС</text:p>
        <text:p text:style-name="_5f_CODE"><text:s text:c="8"/>--- Создаем QNAM. Создаем хранилище куков. Подсоединяем к QNAM."""</text:p>
        <text:p text:style-name="_5f_CODE"/>
        <text:p text:style-name="_5f_CODE"><text:s text:c="8"/>request = QNetworkRequest()</text:p>
        <text:p text:style-name="_5f_CODE"><text:s text:c="8"/>request.setUrl(QUrl(url))</text:p>
        <text:p text:style-name="_5f_CODE"><text:s text:c="8"/>request.setRawHeader(b"User-Agent", b"MyOwnBrowser 1.0")</text:p>
        <text:p text:style-name="_5f_CODE"><text:s text:c="8"/>loop = QEventLoop()</text:p>
        <text:p text:style-name="_5f_CODE"><text:s text:c="8"/>self.manager.finished.connect(loop.quit)</text:p>
        <text:p text:style-name="_5f_CODE"><text:s text:c="8"/>reply = self.manager.get(request);</text:p>
        <text:p text:style-name="_5f_CODE"><text:s text:c="8"/>loop.exec_()</text:p>
        <text:p text:style-name="_5f_CODE"><text:s text:c="8"/>f = <text:s/>bytes(reply.readAll())</text:p>
        <text:p text:style-name="_5f_CODE"><text:s text:c="8"/>self.html = f.decode(encoding="utf-8", errors="strict")</text:p>
        <text:p text:style-name="_5f_COD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InputMonoCondensed" svg:font-family="InputMonoCondensed" style:font-adornments="Жирный" style:font-family-generic="modern" style:font-pitch="fixed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20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_5f_CODE" style:display-name="_CODE" style:family="paragraph" style:parent-style-name="_5f_PARENT" style:master-page-name="">
      <loext:graphic-properties draw:fill="none" draw:fill-color="#e6ffe6"/>
      <style:paragraph-properties fo:margin-left="0cm" fo:margin-right="0cm" fo:margin-top="0.199cm" fo:margin-bottom="0.4cm" loext:contextual-spacing="true" fo:text-align="start" style:justify-single-word="false" fo:hyphenation-ladder-count="no-limit" fo:text-indent="0.199cm" style:auto-text-indent="false" style:page-number="auto" fo:background-color="transparent" fo:padding="0.049cm" fo:border-left="3pt solid #263ebf" fo:border-right="none" fo:border-top="none" fo:border-bottom="none">
        <style:tab-stops/>
      </style:paragraph-properties>
      <style:text-properties style:use-window-font-color="true" style:font-name="InputMonoCondensed" fo:font-family="InputMonoCondensed" style:font-style-name="Жирный" style:font-family-generic="modern" style:font-pitch="fixed" fo:font-size="11pt" fo:language="zxx" fo:country="none" fo:font-weight="normal" fo:hyphenate="false" fo:hyphenation-remain-char-count="2" fo:hyphenation-push-char-count="2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0.06pt solid #000000"/>
    </style:style>
    <style:style style:name="_5f_LIST" style:display-name="_LIST" style:family="paragraph" style:parent-style-name="_5f_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0.06pt solid #000000" fo:border-bottom="none"/>
      <style:text-properties fo:color="#ff3333" style:font-name="Roboto1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1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843a82" style:font-name="Roboto Medium1" fo:font-family="'Roboto Medium'" style:font-style-name="Курсив" style:font-pitch="variable" fo:font-size="11pt" fo:letter-spacing="normal" fo:language="zxx" fo:country="none" fo:font-style="italic" fo:font-weight="normal" officeooo:rsid="0142e4dc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69</meta:editing-cycles>
    <meta:print-date>1970-01-01T03:00:00</meta:print-date>
    <meta:creation-date>2011-03-09T13:01:00</meta:creation-date>
    <dc:date>2019-03-02T12:51:01.511000000</dc:date>
    <dc:language>ru-RU</dc:language>
    <meta:editing-duration>P2DT18M46S</meta:editing-duration>
    <meta:generator>LibreOffice/6.1.4.2$Windows_X86_64 LibreOffice_project/9d0f32d1f0b509096fd65e0d4bec26ddd1938fd3</meta:generator>
    <meta:document-statistic meta:table-count="0" meta:image-count="0" meta:object-count="0" meta:page-count="2" meta:paragraph-count="76" meta:word-count="306" meta:character-count="3431" meta:non-whitespace-character-count="2480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